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font-size-asian="16pt" style:font-size-complex="16pt"/>
    </style:style>
    <style:style style:name="P3" style:family="paragraph" style:parent-style-name="Standard">
      <style:paragraph-properties fo:margin-left="1.9646in" fo:margin-right="0in" fo:text-indent="0in" style:auto-text-indent="false"/>
      <style:text-properties fo:color="#666666" style:font-name="Verdana" fo:font-size="9pt" style:font-size-asian="9pt" style:font-size-complex="9pt"/>
    </style:style>
    <style:style style:name="P4" style:family="paragraph" style:parent-style-name="Standard">
      <style:paragraph-properties fo:margin-left="1.9646in" fo:margin-right="0in" fo:text-indent="0in" style:auto-text-indent="false"/>
      <style:text-properties style:font-name="Verdana" fo:font-size="9pt" style:font-size-asian="9pt" style:font-size-complex="9pt"/>
    </style:style>
    <style:style style:name="P5" style:family="paragraph" style:parent-style-name="Standard">
      <style:text-properties style:font-name="Verdana" fo:font-size="9pt" style:font-size-asian="9pt" style:font-size-complex="9pt"/>
    </style:style>
    <style:style style:name="P6" style:family="paragraph" style:parent-style-name="Standard"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margin-left="0.4862in" fo:margin-right="0in" fo:text-indent="0in" style:auto-text-indent="false"/>
      <style:text-properties fo:color="#666666" style:font-name="Verdana" fo:font-size="9pt" style:font-size-asian="9pt" style:font-size-complex="9pt"/>
    </style:style>
    <style:style style:name="P8" style:family="paragraph" style:parent-style-name="Standard">
      <style:paragraph-properties fo:margin-left="0.4862in" fo:margin-right="0in" fo:text-indent="0in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left="0.4862in" fo:margin-right="0in" fo:text-indent="0in" style:auto-text-indent="false"/>
      <style:text-properties style:font-name="Verdana" fo:font-size="9pt" style:font-size-asian="9pt" style:font-size-complex="9pt"/>
    </style:style>
    <style:style style:name="P10" style:family="paragraph" style:parent-style-name="Standard">
      <style:paragraph-properties fo:margin-left="0.4957in" fo:margin-right="0in" fo:text-indent="0in" style:auto-text-indent="false"/>
      <style:text-properties style:font-name="Verdana" fo:font-size="9pt" style:font-size-asian="9pt" style:font-size-complex="9pt"/>
    </style:style>
    <style:style style:name="P11" style:family="paragraph" style:parent-style-name="Standard">
      <style:paragraph-properties fo:margin-left="1.9744in" fo:margin-right="0in" fo:text-indent="0in" style:auto-text-indent="false"/>
      <style:text-properties style:font-name="Verdana" fo:font-size="9pt" style:font-size-asian="9pt" style:font-size-complex="9pt"/>
    </style:style>
    <style:style style:name="P12" style:family="paragraph" style:parent-style-name="Standard">
      <style:paragraph-properties fo:margin-left="1.9839in" fo:margin-right="0in" fo:text-indent="0in" style:auto-text-indent="false"/>
      <style:text-properties fo:color="#666666" style:font-name="Verdana" fo:font-size="9pt" style:font-size-asian="9pt" style:font-size-complex="9pt"/>
    </style:style>
    <style:style style:name="P13" style:family="paragraph" style:parent-style-name="Standard">
      <style:paragraph-properties fo:margin-left="0.5063in" fo:margin-right="0in" fo:text-indent="0in" style:auto-text-indent="false"/>
      <style:text-properties style:font-name="Verdana" fo:font-size="9pt" style:font-size-asian="9pt" style:font-size-complex="9pt"/>
    </style:style>
    <style:style style:name="T1" style:family="text">
      <style:text-properties fo:color="#666666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AULT FACEBOOK MESSAGES FOR VINEKING</text:p>
      <text:p text:style-name="P1"/>
      <text:p text:style-name="P1"/>
      <text:p text:style-name="P1"/>
      <text:p text:style-name="P5">IN THE LEVEL SCORE SCREEN</text:p>
      <text:p text:style-name="P5"/>
      <text:p text:style-name="P8">VineKing</text:p>
      <text:p text:style-name="P9">[<text:span text:style-name="T2"> BLANK </text:span>]</text:p>
      <text:p text:style-name="P9"><text:tab/><text:tab/><text:tab/>VineKing - for iPhone, iPod Touch, and iPad</text:p>
      <text:p text:style-name="P9"><text:tab/><text:tab/><text:tab/></text:p>
      <text:p text:style-name="P3">I just earned (level score) coins on level (number) in VineKing! It's good to be the king! </text:p>
      <text:p text:style-name="P3"/>
      <text:p text:style-name="P9"><text:span text:style-name="T1"><text:tab/><text:tab/><text:tab/></text:span>Don't have VineKing? Get it now on the App Store for Free!</text:p>
      <text:p text:style-name="P5"/>
      <text:p text:style-name="P5">IN THE LEVEL SCORE SCREEN TUTORIAL ONLY</text:p>
      <text:p text:style-name="P5"/>
      <text:p text:style-name="P8">VineKing</text:p>
      <text:p text:style-name="P9">[<text:span text:style-name="T2"> BLANK </text:span>]</text:p>
      <text:p text:style-name="P9"><text:tab/><text:tab/><text:tab/>VineKing - for iPhone, iPod Touch, and iPad</text:p>
      <text:p text:style-name="P7"/>
      <text:p text:style-name="P3">I just earned (level score) coins in the Tutorial for VineKing! Learning pays! </text:p>
      <text:p text:style-name="P7"/>
      <text:p text:style-name="P9"><text:span text:style-name="T1"><text:tab/><text:tab/><text:tab/></text:span>Don't have VineKing? Get it now on the App Store for Free!</text:p>
      <text:p text:style-name="P5"/>
      <text:p text:style-name="P5">IN MY SCORES</text:p>
      <text:p text:style-name="P5"/>
      <text:p text:style-name="P10">FOR – TILES , SEEDS, COINS</text:p>
      <text:p text:style-name="P8">VineKing</text:p>
      <text:p text:style-name="P9">[<text:span text:style-name="T2"> BLANK </text:span>]</text:p>
      <text:p text:style-name="P10"><text:tab/><text:tab/><text:tab/>VineKing - for iPhone, iPod Touch, and iPad</text:p>
      <text:p text:style-name="P10"><text:tab/><text:tab/><text:tab/></text:p>
      <text:p text:style-name="P11">I have collected a total of (number) (class) in VineKing! Can you out collect me? <text:span text:style-name="T1">I am now ranked #(number) in the world!</text:span></text:p>
      <text:p text:style-name="P10"><text:span text:style-name="T1"><text:tab/><text:tab/><text:tab/></text:span></text:p>
      <text:p text:style-name="P4">Don't have VineKing? Get it now on the App Store for Free!</text:p>
      <text:p text:style-name="P5"/>
      <text:p text:style-name="P13">FOR – MONSTERS</text:p>
      <text:p text:style-name="P8">VineKing</text:p>
      <text:p text:style-name="P9">[<text:span text:style-name="T2"> BLANK </text:span>]</text:p>
      <text:p text:style-name="P13"/>
      <text:p text:style-name="P13"><text:tab/><text:tab/><text:tab/>VineKing - for iPhone, iPod Touch, and iPad</text:p>
      <text:p text:style-name="P13"/>
      <text:p text:style-name="P12">I have defeated a total of (number) monsters in VineKing! How many have you defeated? I am now ranked #(number) in the world!</text:p>
      <text:p text:style-name="P12"/>
      <text:p text:style-name="P13"><text:span text:style-name="T1"><text:tab/><text:tab/><text:tab/></text:span>Don't have VineKing? Get it now on the App Store for Free!</text:p>
      <text:p text:style-name="P5"/>
      <text:p text:style-name="P9">FOR – TIME</text:p>
      <text:p text:style-name="P8">VineKing</text:p>
      <text:p text:style-name="P9">[<text:span text:style-name="T2"> BLANK </text:span>]</text:p>
      <text:p text:style-name="P13"><text:tab/><text:tab/><text:tab/>VineKing - for iPhone, iPod Touch, and iPad</text:p>
      <text:p text:style-name="P13"/>
      <text:p text:style-name="P12">I just completed world (world number) in (time) in VineKing! Catch me if you can! I am now ranked #(number) in the world!</text:p>
      <text:p text:style-name="P12"/>
      <text:p text:style-name="P13"><text:tab/><text:tab/><text:tab/>Don't have VineKing? Get it now on the App Store for Fre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04T15:11:27.96</meta:creation-date>
    <dc:date>2011-08-05T22:10:22.60</dc:date>
    <meta:editing-duration>PT00H30M07S</meta:editing-duration>
    <meta:editing-cycles>6</meta:editing-cycles>
    <meta:generator>OpenOffice.org/3.2$Win32 OpenOffice.org_project/320m12$Build-9483</meta:generator>
    <meta:document-statistic meta:table-count="0" meta:image-count="0" meta:object-count="0" meta:page-count="1" meta:paragraph-count="35" meta:word-count="251" meta:character-count="1327"/>
  </office:meta>
</office:document-meta>
</file>